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86300" officeooo:paragraph-rsid="00086300"/>
    </style:style>
    <style:style style:name="P2" style:family="paragraph" style:parent-style-name="Standard">
      <style:paragraph-properties fo:text-align="start" style:justify-single-word="false"/>
      <style:text-properties fo:font-size="10pt" officeooo:rsid="00086300" officeooo:paragraph-rsid="00086300" style:font-size-asian="8.75pt" style:font-size-complex="10pt"/>
    </style:style>
    <style:style style:name="P3" style:family="paragraph" style:parent-style-name="Standard">
      <style:paragraph-properties fo:text-align="start" style:justify-single-word="false"/>
      <style:text-properties fo:font-size="10pt" officeooo:rsid="00086300" officeooo:paragraph-rsid="000a3139" style:font-size-asian="8.75pt" style:font-size-complex="10pt"/>
    </style:style>
    <style:style style:name="P4" style:family="paragraph" style:parent-style-name="Standard">
      <style:paragraph-properties fo:text-align="start" style:justify-single-word="false"/>
      <style:text-properties fo:font-size="10pt" officeooo:rsid="000a3139" officeooo:paragraph-rsid="000a3139" style:font-size-asian="8.75pt" style:font-size-complex="10pt"/>
    </style:style>
    <style:style style:name="P5" style:family="paragraph" style:parent-style-name="Standard">
      <style:paragraph-properties fo:text-align="start" style:justify-single-word="false"/>
      <style:text-properties fo:font-size="10pt" officeooo:rsid="000efeea" officeooo:paragraph-rsid="000efeea" style:font-size-asian="8.75pt" style:font-size-complex="10pt"/>
    </style:style>
    <style:style style:name="P6" style:family="paragraph" style:parent-style-name="Standard">
      <style:paragraph-properties fo:text-align="start" style:justify-single-word="false"/>
      <style:text-properties fo:font-size="10pt" officeooo:rsid="000efeea" officeooo:paragraph-rsid="000f19c2" style:font-size-asian="8.75pt" style:font-size-complex="10pt"/>
    </style:style>
    <style:style style:name="P7" style:family="paragraph" style:parent-style-name="Standard">
      <style:paragraph-properties fo:text-align="start" style:justify-single-word="false"/>
      <style:text-properties fo:font-size="11pt" style:text-underline-style="solid" style:text-underline-width="auto" style:text-underline-color="font-color" officeooo:rsid="00086300" officeooo:paragraph-rsid="00086300" style:font-size-asian="11pt" style:font-size-complex="11pt"/>
    </style:style>
    <style:style style:name="P8" style:family="paragraph" style:parent-style-name="Standard">
      <style:paragraph-properties fo:text-align="start" style:justify-single-word="false"/>
      <style:text-properties fo:font-size="11pt" style:text-underline-style="none" officeooo:rsid="0009a250" officeooo:paragraph-rsid="0009a250" style:font-size-asian="11pt" style:font-size-complex="11pt"/>
    </style:style>
    <style:style style:name="P9" style:family="paragraph" style:parent-style-name="Standard">
      <style:paragraph-properties fo:text-align="start" style:justify-single-word="false"/>
      <style:text-properties fo:font-size="11pt" style:text-underline-style="none" officeooo:rsid="001028ef" officeooo:paragraph-rsid="001028ef" style:font-size-asian="11pt" style:font-size-complex="11pt"/>
    </style:style>
    <style:style style:name="T1" style:family="text">
      <style:text-properties officeooo:rsid="000a8a55"/>
    </style:style>
    <style:style style:name="T2" style:family="text">
      <style:text-properties fo:font-weight="bold" style:font-weight-asian="bold" style:font-weight-complex="bold"/>
    </style:style>
    <style:style style:name="T3" style:family="text">
      <style:text-properties fo:font-weight="bold" officeooo:rsid="000a3139" style:font-weight-asian="bold" style:font-weight-complex="bold"/>
    </style:style>
    <style:style style:name="T4" style:family="text">
      <style:text-properties officeooo:rsid="000f19c2"/>
    </style:style>
    <style:style style:name="T5" style:family="text">
      <style:text-properties officeooo:rsid="0010b7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udent name: xxxx xxxx</text:p>
      <text:p text:style-name="P9">ID:<text:tab/><text:tab/>xxxxxxxxxx</text:p>
      <text:p text:style-name="P8"/>
      <text:p text:style-name="P8">L1 (positive language) Regex : (digits)+(a)+(digits)+(b)+(digits)+(c)+<text:span text:style-name="T5">(digits)+(d)+(digits)+</text:span></text:p>
      <text:p text:style-name="P8">L2 (negative examples) Regex : (digits)+(a)+(digits)+(c)+(digits)+(b)+<text:span text:style-name="T5">(digits)+(d)+(digits)+</text:span></text:p>
      <text:p text:style-name="P7"/>
      <text:p text:style-name="P7">Understanding the challenge:</text:p>
      <text:p text:style-name="P1"/>
      <text:p text:style-name="P2">(Q) <text:s/><text:span text:style-name="T2">Can the two languages be distinguished using a bag-of-words approach? Explain why.</text:span></text:p>
      <text:p text:style-name="P2"/>
      <text:p text:style-name="P2">(A) <text:s/>A simple bag of words will never work. The reason is that positive (and negative) languages both contain an infinite number of words. So no matter how many words will be remembered ‘in the bag’ of words, there will always be infinitely more words that do not match any of them.</text:p>
      <text:p text:style-name="P2"/>
      <text:p text:style-name="P3">(Q) <text:span text:style-name="T3">Can the two languages be distinguished using a bigram or trigram based approach? Explain why.</text:span></text:p>
      <text:p text:style-name="P3"/>
      <text:p text:style-name="P4">(A) <text:span text:style-name="T1">bigram\trigram will never work. The reason is that both positive and negative examples will contain both (c,digit) and (d,digit) examples. Actually , a bigram\trigram extraction of a single input will have same distribution, for both positive and negative examples. The extra information (of what came first, c or b, will be lost in this transformation). No neural network can overcome this loss of information in the input.</text:span></text:p>
      <text:p text:style-name="P4"/>
      <text:p text:style-name="P5">(Q) <text:span text:style-name="T2">Can the two languages be distinguished using a convolutional neural network? Explain why.</text:span></text:p>
      <text:p text:style-name="P5"/>
      <text:p text:style-name="P6">(A) Yes, since we proved in the last question that a bigram+single layer neural network will work. <text:span text:style-name="T4">And since we discussed in class that a convolutional network solves us the problem of not knowing what n to choose to create n-grams. The convolutional network creates these features. I am convinced that a convolutional layer, instead of the bigram transformation function will work just as well.</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4:17:18.882360624</meta:creation-date>
    <meta:generator>LibreOffice/5.1.6.2$Linux_X86_64 LibreOffice_project/10m0$Build-2</meta:generator>
    <dc:date>2017-12-12T15:18:22.124631281</dc:date>
    <meta:editing-duration>PT26M26S</meta:editing-duration>
    <meta:editing-cycles>19</meta:editing-cycles>
    <meta:document-statistic meta:table-count="0" meta:image-count="0" meta:object-count="0" meta:page-count="1" meta:paragraph-count="11" meta:word-count="249" meta:character-count="1632" meta:non-whitespace-character-count="1391"/>
  </office:meta>
</office:document-meta>
</file>